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F4000001F49242182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5" style:data-style-name="N0">15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Object</text:p>
          </table:table-cell>
          <table:table-cell table:style-name="Table1.A1" office:value-type="string">
            <text:p text:style-name="P5">Mass (kg)</text:p>
          </table:table-cell>
          <table:table-cell table:style-name="Table1.C1" office:value-type="string">
            <text:p text:style-name="P5">Orbital Radius (m)</text:p>
          </table:table-cell>
        </table:table-row>
        <table:table-row>
          <table:table-cell table:style-name="Table1.A2" office:value-type="string">
            <text:p text:style-name="P5">Mercury</text:p>
          </table:table-cell>
          <table:table-cell table:style-name="Table1.A2" office:value-type="string">
            <text:p text:style-name="P5">3.30200 × 10<text:span text:style-name="T1">23</text:span></text:p>
          </table:table-cell>
          <table:table-cell table:style-name="Table1.C2" office:value-type="string">
            <text:p text:style-name="P5">5.79 x 10<text:span text:style-name="T1">10</text:span></text:p>
          </table:table-cell>
        </table:table-row>
        <table:table-row>
          <table:table-cell table:style-name="Table1.A2" office:value-type="string">
            <text:p text:style-name="P5">Venus</text:p>
          </table:table-cell>
          <table:table-cell table:style-name="Table1.A2" office:value-type="string">
            <text:p text:style-name="P5">4.86900 × 10<text:span text:style-name="T1">24</text:span></text:p>
          </table:table-cell>
          <table:table-cell table:style-name="Table1.C2" office:value-type="string">
            <text:p text:style-name="P5">1.08 x 10<text:span text:style-name="T1">11</text:span></text:p>
          </table:table-cell>
        </table:table-row>
        <table:table-row>
          <table:table-cell table:style-name="Table1.A2" office:value-type="string">
            <text:p text:style-name="P5">Earth</text:p>
          </table:table-cell>
          <table:table-cell table:style-name="Table1.A2" office:value-type="string">
            <text:p text:style-name="P5">5.9742 × 10<text:span text:style-name="T1">24</text:span></text:p>
          </table:table-cell>
          <table:table-cell table:style-name="Table1.C2" office:value-type="string">
            <text:p text:style-name="P5">1.496 x 10<text:span text:style-name="T1">11</text:span></text:p>
          </table:table-cell>
        </table:table-row>
        <table:table-row>
          <table:table-cell table:style-name="Table1.A2" office:value-type="string">
            <text:p text:style-name="P5">Mars</text:p>
          </table:table-cell>
          <table:table-cell table:style-name="Table1.A2" office:value-type="string">
            <text:p text:style-name="P5">6.4191 × 10<text:span text:style-name="T1">23</text:span></text:p>
          </table:table-cell>
          <table:table-cell table:style-name="Table1.C2" office:value-type="string">
            <text:p text:style-name="P5">2.279 x 10<text:span text:style-name="T1">11</text:span> </text:p>
          </table:table-cell>
        </table:table-row>
        <table:table-row>
          <table:table-cell table:style-name="Table1.A2" office:value-type="string">
            <text:p text:style-name="P5">Jupiter</text:p>
          </table:table-cell>
          <table:table-cell table:style-name="Table1.A2" office:value-type="string">
            <text:p text:style-name="P5">1.8987 × 10<text:span text:style-name="T1">27</text:span></text:p>
          </table:table-cell>
          <table:table-cell table:style-name="Table1.C2" office:value-type="string">
            <text:p text:style-name="P5">7.78 x 10<text:span text:style-name="T1">11</text:span></text:p>
          </table:table-cell>
        </table:table-row>
        <table:table-row>
          <table:table-cell table:style-name="Table1.A2" office:value-type="string">
            <text:p text:style-name="P5">Saturn</text:p>
          </table:table-cell>
          <table:table-cell table:style-name="Table1.A2" office:value-type="string">
            <text:p text:style-name="P5">5.6851 × 10<text:span text:style-name="T1">26</text:span></text:p>
          </table:table-cell>
          <table:table-cell table:style-name="Table1.C2" office:value-type="string">
            <text:p text:style-name="P5">1.433 x 10<text:span text:style-name="T1">12</text:span></text:p>
          </table:table-cell>
        </table:table-row>
        <table:table-row>
          <table:table-cell table:style-name="Table1.A2" office:value-type="string">
            <text:p text:style-name="P5">Uranus</text:p>
          </table:table-cell>
          <table:table-cell table:style-name="Table1.A2" office:value-type="string">
            <text:p text:style-name="P5">8.6849 × 10<text:span text:style-name="T1">25</text:span></text:p>
          </table:table-cell>
          <table:table-cell table:style-name="Table1.C2" office:value-type="string">
            <text:p text:style-name="P5">2.87 x 10<text:span text:style-name="T1">12</text:span></text:p>
          </table:table-cell>
        </table:table-row>
        <table:table-row>
          <table:table-cell table:style-name="Table1.A2" office:value-type="string">
            <text:p text:style-name="P5">Neptune</text:p>
          </table:table-cell>
          <table:table-cell table:style-name="Table1.A2" office:value-type="string">
            <text:p text:style-name="P5">1.0244 × 10<text:span text:style-name="T1">26</text:span></text:p>
          </table:table-cell>
          <table:table-cell table:style-name="Table1.C2" office:value-type="string">
            <text:p text:style-name="P5">4.503 x 10<text:span text:style-name="T1">12</text:span></text:p>
          </table:table-cell>
        </table:table-row>
        <table:table-row>
          <table:table-cell table:style-name="Table1.A2" office:value-type="string">
            <text:p text:style-name="P5">Luna (Moon)</text:p>
          </table:table-cell>
          <table:table-cell table:style-name="Table1.A2" office:value-type="string">
            <text:p text:style-name="P5">7.36 × 10<text:span text:style-name="T1">22</text:span></text:p>
          </table:table-cell>
          <table:table-cell table:style-name="Table1.C2" office:value-type="string">
            <text:p text:style-name="P5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5">Sol (Sun)</text:p>
          </table:table-cell>
          <table:table-cell table:style-name="Table1.A2" office:value-type="string">
            <text:p text:style-name="P5"><text:s/>1.98892 × 10<text:span text:style-name="T1">30</text:span></text:p>
          </table:table-cell>
          <table:table-cell table:style-name="Table1.C2" office:value-type="string">
            <text:p text:style-name="P5">2.5×10<text:span text:style-name="T1">20</text:span> (around Galactic Center) </text:p>
          </table:table-cell>
        </table:table-row>
      </table:table>
      <text:p text:style-name="P1"/>
      <text:list xml:id="list237355127" text:style-name="L1">
        <text:list-item>
          <text:p text:style-name="P4">What is the force that the earth exerts on the moon? <text:s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883452014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59073473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46891578" text:continue-numbering="true" text:style-name="L1">
        <text:list-item>
          <text:p text:style-name="P4">You in a spaceship hovering (not orbiting) above the planet Neptune, at an altitude of 125,000,000 m. <text:s/>If you spaceship weighs 2 million kilograms, what is the force Neptune's gravity on you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18927885" text:continue-numbering="true" text:style-name="L1">
        <text:list-item>
          <text:p text:style-name="P4"><text:soft-page-break/>Beauford, who has a mass of 125 kg, <text:s/>is sitting 1 meter away from his true love, Beaulah, who has a mass of 13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919662584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443026734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18631828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42625738" text:continue-numbering="true" text:style-name="L1">
        <text:list-item>
          <text:list>
            <text:list-item>
              <text:p text:style-name="P4">At this rate, how long would it take the sun to travel the distance of the earth's orbit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1492in" svg:y="-0.2835in" svg:width="0.6in" svg:height="0.6in" draw:z-index="1"><draw:image xlink:href="Pictures/10000000000001F4000001F492421829.png" xlink:type="simple" xlink:show="embed" xlink:actuate="onLoad"/></draw:frame> <text:s text:c="11"/>Name:<text:tab/><text:tab/><text:date style:data-style-name="N37" text:date-value="2011-12-06T07:24:19" text:fixed="true" text:date-adjust="PT24H00M00S">12/07/11</text:date></text:p>
      </style:header>
      <style:footer>
        <text:p text:style-name="Footer">2<text:span text:style-name="MT1">nd</text:span> Nine Weeks<text:tab/><text:page-number text:select-page="current">1</text:page-number>/<text:page-count>2</text:page-count><text:tab/>Assignment <text:variable-get text:name="Assignment" office:value-type="float" style:data-style-name="N0">1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6T07:24:19</meta:creation-date>
    <meta:editing-duration>PT54S</meta:editing-duration>
    <meta:editing-cycles>2</meta:editing-cycles>
    <meta:generator>OpenOffice.org/3.3$Unix OpenOffice.org_project/330m20$Build-9567</meta:generator>
    <meta:initial-creator>Jonas Williamson</meta:initial-creator>
    <meta:document-statistic meta:table-count="1" meta:image-count="1" meta:object-count="0" meta:page-count="2" meta:paragraph-count="48" meta:word-count="322" meta:character-count="1699"/>
    <dc:date>2011-12-06T07:25:13</dc:date>
    <dc:creator>Jonas Williamson</dc:creator>
  </office:meta>
</office:document-meta>
</file>